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 style:list-style-name="L1">
      <style:text-properties officeooo:rsid="00067d55" officeooo:paragraph-rsid="00067d55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officeooo:rsid="0007de45" officeooo:paragraph-rsid="0007de45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95e3"/>
    </style:style>
    <style:style style:name="T4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0db5f1"/>
    </style:style>
    <style:style style:name="T8" style:family="text">
      <style:text-properties officeooo:rsid="000bf96f"/>
    </style:style>
    <style:style style:name="T9" style:family="text">
      <style:text-properties officeooo:rsid="0010b21d"/>
    </style:style>
    <style:style style:name="T10" style:family="text">
      <style:text-properties officeooo:rsid="00142464"/>
    </style:style>
    <style:style style:name="T11" style:family="text">
      <style:text-properties officeooo:rsid="0015c3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s device developed by Charles Babbage near 19<text:span text:style-name="T1">th</text:span><text:span text:style-name="T2"> century.</text:span></text:p>
          <text:p text:style-name="P2">It takes input data from input device, stores(not-always) and processes it and produce output.</text:p>
          <text:p text:style-name="P2">It has 2 components:</text:p>
          <text:p text:style-name="P2">1.Hardware</text:p>
          <text:p text:style-name="P2">2.Software – applications and OS</text:p>
          <text:p text:style-name="P2">Its main characteristics are speed, accuracy, storage, <text:span text:style-name="T3">diligence,</text:span> <text:span text:style-name="T3">versatility, automation.</text:span></text:p>
          <text:p text:style-name="P3"/>
        </text:list-item>
        <text:list-item>
          <text:p text:style-name="P4">The word “computer” is derived from latin word “computare” whose meaning is “to calculate/sum”.</text:p>
          <text:p text:style-name="P4"/>
        </text:list-item>
        <text:list-item>
          <text:p text:style-name="P4">“Common Operating Machine Purposely Used for Technological and Educational Research” is actually a backronym of computer.</text:p>
          <text:p text:style-name="P5"><text:span text:style-name="T4"/></text:p>
        </text:list-item>
        <text:list-item>
          <text:p text:style-name="P5"><text:span text:style-name="T4">C</text:span><text:span text:style-name="T5">PU </text:span><text:span text:style-name="T6">mainly </text:span><text:span text:style-name="T5">consists of:</text:span></text:p>
          <text:p text:style-name="P6">1.ALU(<text:span text:style-name="T7">A</text:span>rithmetic-<text:span text:style-name="T7">L</text:span>ogic-<text:span text:style-name="T7">U</text:span>nit) – it is the computational engine of CPU used for arithmetic and logical operations.</text:p>
          <text:p text:style-name="P6">2.CU(<text:span text:style-name="T7">C</text:span>ontrol-<text:span text:style-name="T7">U</text:span>nit) – it is the brain of CPU, directing and coordinating operations of other components.</text:p>
          <text:p text:style-name="P6">3.Registers – small high-speed storage locations that hold active data.</text:p>
          <text:p text:style-name="P7"/>
        </text:list-item>
        <text:list-item>
          <text:p text:style-name="P8"><text:soft-page-break/><text:span text:style-name="T5">Major memory types are Primary,Secondary and Cache.</text:span>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instructions.Its divided into L1,L2 and L3 among which L1 is smallest and fastest.</text:p>
          <text:p text:style-name="P9"><text:s/></text:p>
        </text:list-item>
        <text:list-item>
          <text:p text:style-name="P10">Generations of Computer:</text:p>
          <text:p text:style-name="P10">1.First<text:span text:style-name="T2">(1940s-1950s) – Vaccum-Tube</text:span></text:p>
          <text:p text:style-name="P10">2.Second(1950s-1960s) - Transistor</text:p>
          <text:p text:style-name="P10">3.Third(1960s-1970s) – Integrated Circuits<text:span text:style-name="T8">(IC)</text:span></text:p>
          <text:p text:style-name="P10">4.Fourth(1970s-1980s) – <text:span text:style-name="T8">Large-Scale IC</text:span> </text:p>
          <text:p text:style-name="P10">5.Fifth(till present) – <text:span text:style-name="T8">Ultra-Scale IC &amp; AI</text:span></text:p>
        </text:list-item>
      </text:list>
      <text:p text:style-name="P11"/>
      <text:list text:continue-numbering="true" text:style-name="L1">
        <text:list-item>
          <text:p text:style-name="P12">RAM(Random-Access-Memory):</text:p>
          <text:p text:style-name="P12">- It is present in motherboard and is a volatile memory that means it stores only data that is currently is in process and erases it after power supply cut.</text:p>
          <text:p text:style-name="P12">- It is also known as read-write-memory and direct-access-memory.CPU can directly access data from RAM.</text:p>
          <text:p text:style-name="P12">1.SRAM(Static):</text:p>
          <text:p text:style-name="P12"><text:s text:c="2"/>- used for cache memory</text:p>
          <text:p text:style-name="P12"><text:s text:c="2"/>- data primarily remains in SRAM</text:p>
          <text:p text:style-name="P12">2.DRAM(Dynamic):</text:p>
          <text:p text:style-name="P12"><text:soft-page-break/><text:s text:c="2"/>- data transfers to it when refreshed frequently.</text:p>
        </text:list-item>
      </text:list>
      <text:p text:style-name="P13"/>
      <text:list text:continue-numbering="true" text:style-name="L1">
        <text:list-item>
          <text:p text:style-name="P14">ROM(Read-Only-Memory):</text:p>
          <text:p text:style-name="P14">- It is non-volatile and is generally used for storing <text:span text:style-name="T9">firmware which includes BIOS</text:span>(Basic-I/O-System<text:span text:style-name="T9">)</text:span> and boot instructions.</text:p>
          <text:p text:style-name="P14">- <text:span text:style-name="T9">Generally it is not possible to make changes in ROM.</text:span>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- It uses logic circuits and is highly flexible with power consumption being low.</text:p>
          <text:p text:style-name="P16">- It is costlier but provides high quality data transmission.</text:p>
          <text:p text:style-name="P16">- It uses binary language <text:span text:style-name="T10">whose unit is bit</text:span> i.e.,0(low volt) &amp; 1(high volt).</text:p>
          <text:p text:style-name="P16">- <text:span text:style-name="T11">Data input is not continuous.</text:span></text:p>
        </text:list-item>
        <text:list-item>
          <text:p text:style-name="P18">Byte – octate of bits</text:p>
          <text:p text:style-name="P18"/>
        </text:list-item>
        <text:list-item>
          <text:p text:style-name="P16"><text:soft-page-break/>Analog System</text:p>
          <text:p text:style-name="P16">- It uses electrical circuits and is cheaper but has high power consumption with low data transmission quality and less flexibility.</text:p>
          <text:p text:style-name="P19">- 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8">Logic Levels &amp; Pulse Wave Forms:</text:p>
          <text:p text:style-name="P18">- If high voltage represents 1(binary) and low represents 0(binary) then it is Positive logic system otherwise it is negative.</text:p>
          <text:p text:style-name="P18">- Digital circuits are designed to respond to range of input values and circuit gives same response regardless of exact value.</text:p>
          <text:p text:style-name="P18">- <text:span text:style-name="T11">Pulse is generated via drastic changes in voltage values such as low voltage to high voltage and vice-versa.</text:span></text:p>
          <text:p text:style-name="P18">- <text:span text:style-name="T11">Digital waveforms are made up of series of pulses.</text:span></text:p>
        </text:list-item>
      </text:list>
      <text:p text:style-name="P20"/>
      <text:list text:continue-numbering="true" text:style-name="L1">
        <text:list-item>
          <text:p text:style-name="P21">Computer type based on Mechanism:</text:p>
          <text:p text:style-name="P21">1.Analog – uses analog system</text:p>
          <text:p text:style-name="P21">2.Digital – uses digital system</text:p>
          <text:p text:style-name="P21">3.Hybrid – used both</text:p>
        </text:list-item>
      </text:list>
      <text:p text:style-name="P22"/>
      <text:list text:continue-numbering="true" text:style-name="L1">
        <text:list-item>
          <text:p text:style-name="P21">Computer type based on Purpose:</text:p>
          <text:p text:style-name="P21">1.Special – designed for specific tasks, although not flexible but can work efficiently.</text:p>
          <text:p text:style-name="P21">2.General – It is flexible but less efficient than Special purpose computer.</text:p>
        </text:list-item>
      </text:list>
      <text:p text:style-name="P22"><text:soft-page-break/></text:p>
      <text:list text:continue-numbering="true" text:style-name="L1">
        <text:list-item>
          <text:p text:style-name="P21">Computer type based on Size:</text:p>
          <text:p text:style-name="P21">1.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5T00:16:35.723126279</dc:date>
    <meta:editing-duration>PT20M11S</meta:editing-duration>
    <meta:editing-cycles>6</meta:editing-cycles>
    <meta:generator>LibreOffice/24.8.7.2$Linux_X86_64 LibreOffice_project/480$Build-2</meta:generator>
    <meta:document-statistic meta:table-count="0" meta:image-count="0" meta:object-count="0" meta:page-count="5" meta:paragraph-count="67" meta:word-count="618" meta:character-count="3750" meta:non-whitespace-character-count="3233"/>
  </office:meta>
</office:document-meta>
</file>